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e64e" officeooo:paragraph-rsid="000de64e"/>
    </style:style>
    <style:style style:name="P2" style:family="paragraph" style:parent-style-name="Standard">
      <style:paragraph-properties fo:text-align="center" style:justify-single-word="false"/>
      <style:text-properties officeooo:rsid="000de64e" officeooo:paragraph-rsid="000de64e"/>
    </style:style>
    <style:style style:name="P3" style:family="paragraph" style:parent-style-name="Standard">
      <style:text-properties officeooo:rsid="000de64e" officeooo:paragraph-rsid="001544ef"/>
    </style:style>
    <style:style style:name="P4" style:family="paragraph" style:parent-style-name="Standard">
      <style:text-properties officeooo:rsid="000e5127" officeooo:paragraph-rsid="000e5127"/>
    </style:style>
    <style:style style:name="P5" style:family="paragraph" style:parent-style-name="Standard">
      <style:text-properties officeooo:rsid="000fc87b" officeooo:paragraph-rsid="000fc87b"/>
    </style:style>
    <style:style style:name="P6" style:family="paragraph" style:parent-style-name="Standard">
      <style:text-properties officeooo:rsid="000fc87b" officeooo:paragraph-rsid="00119b82"/>
    </style:style>
    <style:style style:name="P7" style:family="paragraph" style:parent-style-name="Standard">
      <style:text-properties officeooo:rsid="001544ef" officeooo:paragraph-rsid="001544ef"/>
    </style:style>
    <style:style style:name="T1" style:family="text">
      <style:text-properties officeooo:rsid="000e5127"/>
    </style:style>
    <style:style style:name="T2" style:family="text">
      <style:text-properties officeooo:rsid="000fc87b"/>
    </style:style>
    <style:style style:name="T3" style:family="text">
      <style:text-properties officeooo:rsid="00119b82"/>
    </style:style>
    <style:style style:name="T4" style:family="text">
      <style:text-properties officeooo:rsid="001578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ub-Types as Contextual Notation</text:p>
      <text:p text:style-name="P2">by Sven Nilsen, 2018</text:p>
      <text:p text:style-name="P1"/>
      <text:p text:style-name="P1">In equational form, one can not direct the <text:span text:style-name="T2">reader’s </text:span>attention to<text:span text:style-name="T2">ward</text:span> <text:span text:style-name="T2">some variables</text:span>:</text:p>
      <text:p text:style-name="P1"/>
      <text:p text:style-name="P1"><text:tab/>add(a, b) = c</text:p>
      <text:p text:style-name="P1"/>
      <text:p text:style-name="P4">In path semantics, one can define a sub-type <text:span text:style-name="T2">in a way </text:span>to focus on any “natural” part of the equation:</text:p>
      <text:p text:style-name="P1"/>
      <text:p text:style-name="P1"><text:tab/><text:span text:style-name="T1">a : [add b] c</text:span></text:p>
      <text:p text:style-name="P1"><text:tab/><text:span text:style-name="T1">b : [add(a)] c</text:span></text:p>
      <text:p text:style-name="P1"><text:tab/><text:span text:style-name="T1">c : (= add(a, b))</text:span></text:p>
      <text:p text:style-name="P1"><text:tab/><text:span text:style-name="T1">(a, b) : [add] c</text:span></text:p>
      <text:p text:style-name="P1"><text:tab/><text:span text:style-name="T1">add(a, b) : (= c)</text:span></text:p>
      <text:p text:style-name="P1"/>
      <text:p text:style-name="P4">This syntax has an advantage when using multiple equations:</text:p>
      <text:p text:style-name="P4"/>
      <text:p text:style-name="P4"><text:tab/>add(a, b) = c</text:p>
      <text:p text:style-name="P4"><text:tab/>even(a) = true</text:p>
      <text:p text:style-name="P4"><text:tab/>even(b) = true</text:p>
      <text:p text:style-name="P4"><text:tab/>even(c) = true</text:p>
      <text:p text:style-name="P4"/>
      <text:p text:style-name="P4"><text:span text:style-name="T2">The equations above can be r</text:span>educed to <text:span text:style-name="T2">a single line in path semantics</text:span>:</text:p>
      <text:p text:style-name="P4"/>
      <text:p text:style-name="P4"><text:tab/>add(a : even, b : even) = c : even</text:p>
      <text:p text:style-name="P4"/>
      <text:p text:style-name="P7"><text:span text:style-name="T4">Although much rarer, o</text:span>ne can also use nested form to express the same equations:</text:p>
      <text:p text:style-name="P4"/>
      <text:p text:style-name="P3"><text:span text:style-name="T1"><text:tab/>b : even ∧ [add(a : even)] c : even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21:34:08.503054000</meta:creation-date>
    <dc:date>2018-04-12T00:38:00.314128000</dc:date>
    <meta:editing-duration>PT2M</meta:editing-duration>
    <meta:editing-cycles>1</meta:editing-cycles>
    <meta:document-statistic meta:table-count="0" meta:image-count="0" meta:object-count="0" meta:page-count="1" meta:paragraph-count="19" meta:word-count="138" meta:character-count="672" meta:non-whitespace-character-count="541"/>
    <meta:generator>LibreOffice/5.1.2.2$MacOSX_X86_64 LibreOffice_project/d3bf12ecb743fc0d20e0be0c58ca359301eb705f</meta:generator>
  </office:meta>
</office:document-meta>
</file>